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table:number-columns-repeated="1022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table:number-columns-repeated="1022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table:number-columns-repeated="102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table:number-columns-repeated="1022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table:number-columns-repeated="1022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table:number-columns-repeated="1022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office:value-type="string" calcext:value-type="string">
            <text:p>ADCINA0</text:p>
          </table:table-cell>
          <table:table-cell office:value-type="string" calcext:value-type="string">
            <text:p>RESOLVER SINE</text:p>
          </table:table-cell>
          <table:table-cell office:value-type="string" calcext:value-type="string">
            <text:p>RESOLVER FEEDBACK 1</text:p>
          </table:table-cell>
          <table:table-cell table:number-columns-repeated="102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table:number-columns-repeated="102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table:number-columns-repeated="1022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table:number-columns-repeated="1022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table:number-columns-repeated="1022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office:value-type="string" calcext:value-type="string">
            <text:p>ADCIND4</text:p>
          </table:table-cell>
          <table:table-cell office:value-type="string" calcext:value-type="string">
            <text:p>EXCITER OUTPUT</text:p>
          </table:table-cell>
          <table:table-cell office:value-type="string" calcext:value-type="string">
            <text:p>10KHZ SINE WAVE 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 table:number-columns-repeated="102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table:number-columns-repeated="102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table:number-columns-repeated="102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table:number-columns-repeated="1022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table:number-columns-repeated="1022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table:number-columns-repeated="1022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table:number-columns-repeated="1022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table:number-columns-repeated="102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table:number-columns-repeated="1022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table:number-columns-repeated="1022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table:number-columns-repeated="1022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table:number-columns-repeated="1022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table:number-columns-repeated="1022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10KHZ OUT</text:p>
          </table:table-cell>
          <table:table-cell office:value-type="string" calcext:value-type="string">
            <text:p>10KHZ SQUARE WAVE,50% DUTY,3V3 SWING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R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R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T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3:15:14.5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0-11-23T15:22:59.170000000</dc:date>
    <meta:editing-duration>PT14H6M13S</meta:editing-duration>
    <meta:editing-cycles>65</meta:editing-cycles>
    <meta:document-statistic meta:table-count="1" meta:cell-count="450" meta:object-count="0"/>
  </office:meta>
</office:document-meta>
</file>